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n:</text:p>
      <text:list xml:id="list8571483794277219355" text:style-name="L1">
        <text:list-item>
          <text:p text:style-name="P1">Tests durchführen, um festzustellen, welche Inputgröße der Parkplatzbilder zur höchsten Genauigkeit führen.</text:p>
        </text:list-item>
      </text:list>
      <text:p text:style-name="Standard"/>
      <text:p text:style-name="Standard">Vorgehen:</text:p>
      <text:list xml:id="list6295309371727540582" text:style-name="L4">
        <text:list-item>
          <text:p text:style-name="P4">Da mit sehr vielen Testdaten gearbeitet wurde, wurde Google Colab genutzt, um die Test möglichst schnell durchzuführen.</text:p>
        </text:list-item>
        <text:list-item>
          <text:p text:style-name="P4">Durch ein Pythonskript wurde eine Txt-Datei erstellt, in der alle Inputgrößen stehen, die wir als Daten haben.</text:p>
        </text:list-item>
        <text:list-item>
          <text:p text:style-name="P4">Die Inputgrößen aus dieser Txt-Datei werden mit Google Colab getestet.</text:p>
        </text:list-item>
      </text:list>
      <text:p text:style-name="Standard"/>
      <text:p text:style-name="Standard">Probleme:</text:p>
      <text:list xml:id="list5698225300764497538" text:style-name="L2">
        <text:list-item>
          <text:p text:style-name="P2">Die Test dauerten zu lange. Lösung: Im nächsten Sprint werden weniger Trainingsdaten etc. genutzt, um mehr Tests durchzuführen.</text:p>
        </text:list-item>
      </text:list>
      <text:p text:style-name="Standard"/>
      <text:p text:style-name="Standard">Ergebnis: </text:p>
      <text:list xml:id="list8554355109158930246" text:style-name="L3">
        <text:list-item>
          <text:p text:style-name="P3">Es wurden zu wenig Tests durchgeführt, um zu ein aussagekräftigen Ergebnis zu kommen.</text:p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t-Aurel Ehlers</meta:initial-creator>
    <meta:creation-date>2019-05-15T17:32:47.98</meta:creation-date>
    <meta:document-statistic meta:table-count="0" meta:image-count="0" meta:object-count="0" meta:page-count="1" meta:paragraph-count="10" meta:word-count="97" meta:character-count="661"/>
    <dc:date>2019-05-15T18:00:06.27</dc:date>
    <dc:creator>Pit-Aurel Ehlers</dc:creator>
    <meta:editing-duration>PT12M7S</meta:editing-duration>
    <meta:editing-cycles>1</meta:editing-cycles>
    <meta:generator>OpenOffice/4.1.5$Win32 OpenOffice.org_project/415m1$Build-9789</meta:generator>
  </office:meta>
</office:document-meta>
</file>